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List">
      <style:paragraph-properties fo:margin-left="3.752cm" fo:margin-right="0cm" fo:text-indent="0cm" style:auto-text-indent="false"/>
    </style:style>
    <style:style style:name="P3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Standard" style:master-page-name="Index">
      <style:paragraph-properties style:page-number="auto"/>
    </style:style>
    <style:style style:name="P38" style:family="paragraph" style:parent-style-name="Standard" style:list-style-name="L3">
      <style:paragraph-properties fo:margin-left="3.752cm" fo:margin-right="0cm" fo:text-align="start" style:justify-single-word="false" fo:text-indent="-0.635cm" style:auto-text-indent="false"/>
    </style:style>
    <style:style style:name="P3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0"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1" style:family="paragraph" style:parent-style-name="Text_20_body" style:list-style-name="L2"/>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Heading_20_TOC" style:master-page-name="Index">
      <style:paragraph-properties style:page-number="1"/>
    </style:style>
    <style:style style:name="P50" style:family="paragraph" style:parent-style-name="Heading_20_4">
      <style:paragraph-properties fo:margin-left="2.429cm" fo:margin-right="0cm" fo:text-indent="0cm" style:auto-text-indent="false"/>
    </style:style>
    <style:style style:name="P51" style:family="paragraph" style:parent-style-name="Heading_20_4">
      <style:paragraph-properties fo:margin-left="2.374cm" fo:margin-right="0cm" fo:text-indent="0cm" style:auto-text-indent="false"/>
    </style:style>
    <style:style style:name="P52" style:family="paragraph" style:parent-style-name="Heading_20_4">
      <style:paragraph-properties fo:margin-left="2.457cm" fo:margin-right="0cm" fo:text-indent="0cm" style:auto-text-indent="fals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text:p>
      <text:p text:style-name="P8">Network Devices Configuration Guide</text:p>
      <text:p text:style-name="P4"/>
      <text:p text:style-name="P3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0 – December 2010</text:p>
      <text:p text:style-name="P4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text:a xlink:type="simple" xlink:href="#__RefHeading__4751_400627320" text:style-name="Index_20_Link" text:visited-style-name="Index_20_Link">Chapter 1<text:tab/>About this Guide <text:s text:c="2"/><text:tab/>3</text:a></text:p>
          <text:p text:style-name="P36"><text:a xlink:type="simple" xlink:href="#__RefHeading__4753_400627320" text:style-name="Index_20_Link" text:visited-style-name="Index_20_Link">Other sources of information <text:s text:c="2"/><text:tab/>3</text:a></text:p>
          <text:p text:style-name="P35"><text:a xlink:type="simple" xlink:href="#__RefHeading__21830_1038895957" text:style-name="Index_20_Link" text:visited-style-name="Index_20_Link">Chapter 2<text:tab/>List of supported Network Devices <text:s text:c="2"/><text:tab/>4</text:a></text:p>
          <text:p text:style-name="P35"><text:a xlink:type="simple" xlink:href="#__RefHeading__4775_400627320" text:style-name="Index_20_Link" text:visited-style-name="Index_20_Link">Chapter 3<text:tab/>Switch configuration <text:s text:c="2"/><text:tab/>6</text:a></text:p>
          <text:p text:style-name="P36"><text:a xlink:type="simple" xlink:href="#__RefHeading__21832_1038895957" text:style-name="Index_20_Link" text:visited-style-name="Index_20_Link">Assumptions <text:s text:c="2"/><text:tab/>6</text:a></text:p>
          <text:p text:style-name="P36"><text:a xlink:type="simple" xlink:href="#__RefHeading__21834_1038895957" text:style-name="Index_20_Link" text:visited-style-name="Index_20_Link">3COM <text:s text:c="2"/><text:tab/>7</text:a></text:p>
          <text:p text:style-name="P36"><text:a xlink:type="simple" xlink:href="#__RefHeading__21836_1038895957" text:style-name="Index_20_Link" text:visited-style-name="Index_20_Link">Amer <text:s text:c="2"/><text:tab/>8</text:a></text:p>
          <text:p text:style-name="P36"><text:a xlink:type="simple" xlink:href="#__RefHeading__21936_1038895957" text:style-name="Index_20_Link" text:visited-style-name="Index_20_Link">Cisco <text:s text:c="2"/><text:tab/>9</text:a></text:p>
          <text:p text:style-name="P36"><text:a xlink:type="simple" xlink:href="#__RefHeading__21938_1038895957" text:style-name="Index_20_Link" text:visited-style-name="Index_20_Link">D-Link <text:s text:c="2"/><text:tab/>16</text:a></text:p>
          <text:p text:style-name="P36"><text:a xlink:type="simple" xlink:href="#__RefHeading__21940_1038895957" text:style-name="Index_20_Link" text:visited-style-name="Index_20_Link">Dell <text:s text:c="2"/><text:tab/>17</text:a></text:p>
          <text:p text:style-name="P36"><text:a xlink:type="simple" xlink:href="#__RefHeading__21942_1038895957" text:style-name="Index_20_Link" text:visited-style-name="Index_20_Link">Edge-corE <text:s text:c="2"/><text:tab/>17</text:a></text:p>
          <text:p text:style-name="P36"><text:a xlink:type="simple" xlink:href="#__RefHeading__21944_1038895957" text:style-name="Index_20_Link" text:visited-style-name="Index_20_Link">Enterasys <text:s text:c="2"/><text:tab/>18</text:a></text:p>
          <text:p text:style-name="P36"><text:a xlink:type="simple" xlink:href="#__RefHeading__21946_1038895957" text:style-name="Index_20_Link" text:visited-style-name="Index_20_Link">Extreme Networks <text:s text:c="2"/><text:tab/>21</text:a></text:p>
          <text:p text:style-name="P36"><text:a xlink:type="simple" xlink:href="#__RefHeading__21948_1038895957" text:style-name="Index_20_Link" text:visited-style-name="Index_20_Link">Foundry <text:s text:c="2"/><text:tab/>22</text:a></text:p>
          <text:p text:style-name="P36"><text:a xlink:type="simple" xlink:href="#__RefHeading__21950_1038895957" text:style-name="Index_20_Link" text:visited-style-name="Index_20_Link">HP ProCurve <text:s text:c="2"/><text:tab/>23</text:a></text:p>
          <text:p text:style-name="P36"><text:a xlink:type="simple" xlink:href="#__RefHeading__21952_1038895957" text:style-name="Index_20_Link" text:visited-style-name="Index_20_Link">Intel <text:s text:c="2"/><text:tab/>26</text:a></text:p>
          <text:p text:style-name="P36"><text:a xlink:type="simple" xlink:href="#__RefHeading__2206_1949182198" text:style-name="Index_20_Link" text:visited-style-name="Index_20_Link">Juniper <text:s text:c="2"/><text:tab/>26</text:a></text:p>
          <text:p text:style-name="P36"><text:a xlink:type="simple" xlink:href="#__RefHeading__21954_1038895957" text:style-name="Index_20_Link" text:visited-style-name="Index_20_Link">Linksys <text:s text:c="2"/><text:tab/>28</text:a></text:p>
          <text:p text:style-name="P36"><text:a xlink:type="simple" xlink:href="#__RefHeading__21956_1038895957" text:style-name="Index_20_Link" text:visited-style-name="Index_20_Link">Nortel <text:s text:c="2"/><text:tab/>28</text:a></text:p>
          <text:p text:style-name="P36"><text:a xlink:type="simple" xlink:href="#__RefHeading__21958_1038895957" text:style-name="Index_20_Link" text:visited-style-name="Index_20_Link">SMC <text:s text:c="2"/><text:tab/>30</text:a></text:p>
          <text:p text:style-name="P35"><text:a xlink:type="simple" xlink:href="#__RefHeading__21960_1038895957" text:style-name="Index_20_Link" text:visited-style-name="Index_20_Link">Chapter 4<text:tab/>Wireless Controllers and Access Point Configuration <text:s text:c="2"/><text:tab/>31</text:a></text:p>
          <text:p text:style-name="P36"><text:a xlink:type="simple" xlink:href="#__RefHeading__21962_1038895957" text:style-name="Index_20_Link" text:visited-style-name="Index_20_Link">Assumptions <text:s text:c="2"/><text:tab/>31</text:a></text:p>
          <text:p text:style-name="P36"><text:a xlink:type="simple" xlink:href="#__RefHeading__21964_1038895957" text:style-name="Index_20_Link" text:visited-style-name="Index_20_Link">Unsupported Equipment <text:s text:c="2"/><text:tab/>32</text:a></text:p>
          <text:p text:style-name="P36"><text:a xlink:type="simple" xlink:href="#__RefHeading__21966_1038895957" text:style-name="Index_20_Link" text:visited-style-name="Index_20_Link">Aruba <text:s text:c="2"/><text:tab/>33</text:a></text:p>
          <text:p text:style-name="P36"><text:a xlink:type="simple" xlink:href="#__RefHeading__22016_1038895957" text:style-name="Index_20_Link" text:visited-style-name="Index_20_Link">Cisco <text:s text:c="2"/><text:tab/>34</text:a></text:p>
          <text:p text:style-name="P36"><text:a xlink:type="simple" xlink:href="#__RefHeading__22018_1038895957" text:style-name="Index_20_Link" text:visited-style-name="Index_20_Link">D-Link <text:s text:c="2"/><text:tab/>38</text:a></text:p>
          <text:p text:style-name="P36"><text:a xlink:type="simple" xlink:href="#__RefHeading__17023_1684072385" text:style-name="Index_20_Link" text:visited-style-name="Index_20_Link">Extricom <text:s text:c="2"/><text:tab/>38</text:a></text:p>
          <text:p text:style-name="P36"><text:soft-page-break/><text:a xlink:type="simple" xlink:href="#__RefHeading__22020_1038895957" text:style-name="Index_20_Link" text:visited-style-name="Index_20_Link">HP <text:s text:c="2"/><text:tab/>39</text:a></text:p>
          <text:p text:style-name="P36"><text:a xlink:type="simple" xlink:href="#__RefHeading__2242_1949182198" text:style-name="Index_20_Link" text:visited-style-name="Index_20_Link">Meru <text:s text:c="2"/><text:tab/>39</text:a></text:p>
          <text:p text:style-name="P36"><text:a xlink:type="simple" xlink:href="#__RefHeading__2404_647845087" text:style-name="Index_20_Link" text:visited-style-name="Index_20_Link">Xirrus <text:s text:c="2"/><text:tab/>39</text:a></text:p>
          <text:p text:style-name="P35"><text:a xlink:type="simple" xlink:href="#__RefHeading__4829_400627320" text:style-name="Index_20_Link" text:visited-style-name="Index_20_Link">Chapter 5<text:tab/>Additional Information <text:s text:c="2"/><text:tab/>41</text:a></text:p>
          <text:p text:style-name="P35"><text:a xlink:type="simple" xlink:href="#__RefHeading__4831_400627320" text:style-name="Index_20_Link" text:visited-style-name="Index_20_Link">Chapter 6<text:tab/>Commercial Support and Contact Information <text:s text:c="2"/><text:tab/>42</text:a></text:p>
          <text:p text:style-name="P35"><text:a xlink:type="simple" xlink:href="#__RefHeading__4833_400627320" text:style-name="Index_20_Link" text:visited-style-name="Index_20_Link">Chapter 7<text:tab/>GNU Free Documentation License <text:s text:c="2"/><text:tab/>43</text:a></text:p>
        </text:index-body>
      </text:table-of-content>
      <text:list xml:id="list861167164" text:style-name="Outline">
        <text:list-item>
          <text:h text:style-name="P4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103607638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658427227"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p text:style-name="P2"/>
      <text:p text:style-name="Standard"/>
      <text:list xml:id="list1116133763" text:continue-numbering="true" text:style-name="Outline">
        <text:list-item>
          <text:h text:style-name="P47"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710482183" text:continue-numbering="true" text:style-name="Outline">
        <text:list-item>
          <text:list>
            <text:list-item>
              <text:h text:style-name="P48"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846151379" text:style-name="L1">
        <text:list-header>
          <text:p text:style-name="P42">❏<text:tab/>linkUp/linkDown</text:p>
          <text:p text:style-name="P42">❏<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184956348" text:continue-list="list710482183"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2065466192" text:continue-list="list1846151379"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337119176" text:continue-numbering="true" text:style-name="L1">
        <text:list-header>
          <text:p text:style-name="P42">❏<text:tab/>Global config settings:</text:p>
        </text:list-header>
      </text:list>
      <text:p text:style-name="Code">create snmp host 192.168.1.60 v2c public</text:p>
      <text:p text:style-name="Code">create snmp user public ReadGroup</text:p>
      <text:p text:style-name="Code">enable snmp traps </text:p>
      <text:list xml:id="list1020114233" text:continue-numbering="true" text:style-name="L1">
        <text:list-header>
          <text:p text:style-name="P42"/>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p text:style-name="P2"/>
      <text:list xml:id="list1817944017" text:continue-list="list1184956348"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2055231837" text:continue-list="list1020114233" text:style-name="L1">
        <text:list-header>
          <text:p text:style-name="P42">❏<text:tab/>linkUp/linkDown</text:p>
          <text:p text:style-name="P42">❏<text:tab/>MAC Notification</text:p>
          <text:p text:style-name="P42">❏<text:tab/>Port Security (with static MACs)</text:p>
          <text:p text:style-name="P42"/>
          <text:p text:style-name="P45">On some recent models, we can also use more secure and robust features, like :</text:p>
          <text:p text:style-name="P45"/>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1754234584" text:style-name="L2">
        <text:list-item>
          <text:p text:style-name="P41">802.1x/MAB</text:p>
        </text:list-item>
        <text:list-item>
          <text:p text:style-name="P41">Port-Security</text:p>
        </text:list-item>
        <text:list-item>
          <text:p text:style-name="P41">linkUp/linkDown</text:p>
          <text:p text:style-name="P41"/>
        </text:list-item>
      </text:list>
      <text:p text:style-name="Heading_20_3">2900XL Series and 3500XL Series</text:p>
      <text:list xml:id="list127006451" text:continue-list="list1817944017" text:style-name="Outline">
        <text:list-item>
          <text:list>
            <text:list-item>
              <text:list>
                <text:list-item>
                  <text:list>
                    <text:list-item>
                      <text:h text:style-name="P50"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18660826"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949403212" text:style-name="L3">
        <text:list-header>
          <text:p text:style-name="P38"><text:span text:style-name="T2">Fa0/1...Fa0/48<text:tab/><text:tab/>-&gt;<text:tab/>1...48<text:line-break/></text:span><text:span text:style-name="T3">Gi0/1, Gi0/2<text:tab/><text:tab/>-&gt;<text:tab/>49, 50</text:span></text:p>
        </text:list-header>
      </text:list>
      <text:p text:style-name="P20"><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1587662153" text:continue-list="list118660826" text:style-name="Outline">
        <text:list-item>
          <text:list>
            <text:list-item>
              <text:list>
                <text:list-item>
                  <text:list>
                    <text:list-item>
                      <text:h text:style-name="P50"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473475483" text:continue-numbering="true" text:style-name="Outline">
        <text:list-item>
          <text:list>
            <text:list-item>
              <text:list>
                <text:list-item>
                  <text:list>
                    <text:list-item>
                      <text:h text:style-name="P50"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soft-page-break/>❏<text:tab/>Radius server configuration</text:p>
      <text:p text:style-name="Code">radius-server host 10.10.10.10 auth-port 1812 acct-port 1813 timeout 2 key myPreciousSecret</text:p>
      <text:p text:style-name="Code">radius-server vsa send authentication</text:p>
      <text:p text:style-name="P26"/>
      <text:list xml:id="list41009564" text:continue-numbering="true" text:style-name="Outline">
        <text:list-item>
          <text:list>
            <text:list-item>
              <text:list>
                <text:list-item>
                  <text:list>
                    <text:list-item>
                      <text:h text:style-name="P50"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2172959095" text:continue-numbering="true" text:style-name="Outline">
        <text:list-item>
          <text:list>
            <text:list-item>
              <text:list>
                <text:list-item>
                  <text:list>
                    <text:list-item>
                      <text:h text:style-name="P50"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936592770" text:continue-list="list949403212" text:style-name="L3">
        <text:list-header>
          <text:p text:style-name="P39">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379536867" text:continue-numbering="true" text:style-name="L3">
        <text:list-header>
          <text:p text:style-name="P40">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969676066" text:continue-list="list2172959095"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12228166" text:continue-list="list2055231837"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68432282" text:continue-list="list969676066" text:style-name="Outline">
        <text:list-item>
          <text:list>
            <text:list-item>
              <text:h text:style-name="P48"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1357596416"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29198324" text:continue-list="list212228166"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818036384" text:continue-list="list1357596416" text:style-name="Outline">
        <text:list-item>
          <text:list>
            <text:list-item>
              <text:h text:style-name="P48"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460160359" text:continue-list="list229198324"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39503431" text:continue-list="list1818036384"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11778546" text:continue-numbering="true" text:style-name="Outline">
        <text:list-item>
          <text:list>
            <text:list-item>
              <text:h text:style-name="P48"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881299131" text:continue-list="list1460160359"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712743923" text:continue-numbering="true" text:style-name="L1">
        <text:list-header>
          <text:p text:style-name="P42">❏<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336293460" text:continue-numbering="true" text:style-name="L1">
        <text:list-header>
          <text:p text:style-name="P42">❏<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820185881" text:continue-list="list111778546" text:style-name="Outline">
        <text:list-item>
          <text:list>
            <text:list-item>
              <text:h text:style-name="P4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86555861" text:continue-list="list1336293460"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606003240" text:continue-list="list820185881"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494479524" text:continue-list="list286555861"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75629965" text:continue-list="list1606003240"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2069970365"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876827142" text:continue-numbering="true" text:style-name="Outline">
        <text:list-item>
          <text:list>
            <text:list-item>
              <text:h text:style-name="P4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920973867" text:continue-list="list494479524" text:style-name="L1">
        <text:list-header>
          <text:p text:style-name="P42">❏<text:tab/>linkUp/linkDown</text:p>
        </text:list-header>
      </text:list>
      <text:p text:style-name="Text_20_body">Exact command-line configuration to be contributed...</text:p>
      <text:p text:style-name="Text_20_body"/>
      <text:list xml:id="list2013122727" text:continue-list="list876827142"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068798191" text:continue-numbering="true" text:style-name="Outline">
        <text:list-item>
          <text:list>
            <text:list-item>
              <text:h text:style-name="P48"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857956616" text:continue-list="list920973867"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237118072" text:continue-list="list1068798191"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781254906" text:continue-list="list1857956616" text:style-name="L1">
        <text:list-header>
          <text:p text:style-name="P42">❏<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4">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749149949" text:continue-list="list237118072"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148026461"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179533047"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18"/>
      <text:list xml:id="list1110359459"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298518970"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806513385" text:continue-list="list1749149949" text:style-name="Outline">
        <text:list-item>
          <text:h text:style-name="P4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73665818" text:continue-numbering="true" text:style-name="Outline">
        <text:list-item>
          <text:list>
            <text:list-item>
              <text:h text:style-name="P4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3"><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858898886" text:continue-numbering="true" text:style-name="Outline">
        <text:list-item>
          <text:list>
            <text:list-item>
              <text:h text:style-name="P48"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041464433" text:continue-numbering="true" text:style-name="Outline">
        <text:list-item>
          <text:list>
            <text:list-item>
              <text:list>
                <text:list-item>
                  <text:list>
                    <text:list-item>
                      <text:h text:style-name="P51"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2020986368" text:continue-numbering="true" text:style-name="Outline">
        <text:list-item>
          <text:list>
            <text:list-item>
              <text:list>
                <text:list-item>
                  <text:list>
                    <text:list-item>
                      <text:h text:style-name="P5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89026364" text:continue-numbering="true" text:style-name="Outline">
        <text:list-item>
          <text:list>
            <text:list-item>
              <text:list>
                <text:list-item>
                  <text:list>
                    <text:list-item>
                      <text:h text:style-name="P51"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1737465423" text:continue-numbering="true" text:style-name="Outline">
        <text:list-item>
          <text:list>
            <text:list-item>
              <text:list>
                <text:list-item>
                  <text:list>
                    <text:list-item>
                      <text:h text:style-name="P51"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18716442"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742704664" text:continue-numbering="true" text:style-name="Outline">
        <text:list-item>
          <text:list>
            <text:list-item>
              <text:h text:style-name="P48"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22781040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p text:style-name="Text_20_body"/>
      <text:list xml:id="list2113551447" text:continue-numbering="true" text:style-name="Outline">
        <text:list-item>
          <text:list>
            <text:list-item>
              <text:list>
                <text:list-item>
                  <text:list>
                    <text:list-item>
                      <text:h text:style-name="P52"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p text:style-name="P34"/>
      <text:list xml:id="list1052148689" text:continue-numbering="true" text:style-name="Outline">
        <text:list-item>
          <text:list>
            <text:list-item>
              <text:list>
                <text:list-item>
                  <text:list>
                    <text:list-item>
                      <text:h text:style-name="P52" text:outline-level="4">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1202650612"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952734307"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087409704"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2">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1129043145" text:continue-numbering="true" text:style-name="Outline">
        <text:list-item>
          <text:h text:style-name="P4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8261711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22841388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19T16:04:47</dc:date>
    <meta:editing-cycles>857</meta:editing-cycles>
    <meta:editing-duration>PT351H07M19S</meta:editing-duration>
    <meta:printed-by>Olivier Bilodeau</meta:printed-by>
    <meta:print-date>2010-07-14T16:24:11</meta:print-date>
    <dc:creator>Olivier Bilodeau</dc:creator>
    <meta:document-statistic meta:table-count="1" meta:image-count="2" meta:object-count="0" meta:page-count="45" meta:paragraph-count="827" meta:word-count="5600" meta:character-count="39478"/>
    <meta:user-defined meta:name="Info 1"/>
    <meta:user-defined meta:name="Info 2"/>
    <meta:user-defined meta:name="Info 3"/>
    <meta:user-defined meta:name="Info 4"/>
  </office:meta>
</office:document-meta>
</file>